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889b" officeooo:paragraph-rsid="0009889b"/>
    </style:style>
    <style:style style:name="P2" style:family="paragraph" style:parent-style-name="Heading_20_1">
      <style:paragraph-properties fo:text-align="center" style:justify-single-word="false"/>
      <style:text-properties officeooo:paragraph-rsid="0011a6ba"/>
    </style:style>
    <style:style style:name="P3" style:family="paragraph" style:parent-style-name="Heading_20_2">
      <style:text-properties officeooo:paragraph-rsid="0012bb7f"/>
    </style:style>
    <style:style style:name="P4" style:family="paragraph" style:parent-style-name="Text_20_body">
      <style:paragraph-properties fo:text-align="center" style:justify-single-word="false"/>
      <style:text-properties officeooo:paragraph-rsid="0011a6ba"/>
    </style:style>
    <style:style style:name="P5" style:family="paragraph" style:parent-style-name="Text_20_body">
      <style:text-properties officeooo:paragraph-rsid="0013c17c"/>
    </style:style>
    <style:style style:name="P6" style:family="paragraph" style:parent-style-name="Text_20_body">
      <style:text-properties officeooo:paragraph-rsid="0016a3c2"/>
    </style:style>
    <style:style style:name="T1" style:family="text">
      <style:text-properties officeooo:rsid="0011a6ba"/>
    </style:style>
    <style:style style:name="T2" style:family="text">
      <style:text-properties officeooo:rsid="0012bb7f"/>
    </style:style>
    <style:style style:name="T3" style:family="text">
      <style:text-properties officeooo:rsid="0013c17c"/>
    </style:style>
    <style:style style:name="T4" style:family="text">
      <style:text-properties officeooo:rsid="00153f16"/>
    </style:style>
    <style:style style:name="T5" style:family="text">
      <style:text-properties officeooo:rsid="0016a3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Viterbi</text:span></text:h>
      <text:p text:style-name="P4"><text:span text:style-name="T1"/></text:p>
      <text:h text:style-name="P3" text:outline-level="2"><text:span text:style-name="T2">Status</text:span></text:h>
      <text:p text:style-name="P5"><text:span text:style-name="T2">Our implementations have been done in C++, for no apparent reason other than us wanting to spend a lot </text:span><text:span text:style-name="T3">more </text:span><text:span text:style-name="T2">time than necessary on doing the assignment. </text:span><text:span text:style-name="T4">Our non-log implementation works pretty well on the smaller sample, while giving a segfalt on the large sample. We believe this has to do with the probablilities becoming to small. The logarithmic implementations yield a likelihood that is somewhat close to the ones from the example, however the statesequences are for some reason always 312312312... We have not been able to figure out why, though it is clearly not correct behaviour</text:span><text:span text:style-name="T2"><text:line-break/></text:span><text:span text:style-name="T3">Our code is accessible through github, at </text:span><text:a xlink:type="simple" xlink:href="https://github.com/dingbattt/viterbi"><text:span text:style-name="T3">https://github.com/dingbattt/viterbi</text:span></text:a><text:span text:style-name="T3">.</text:span></text:p>
      <text:h text:style-name="P3" text:outline-level="2"><text:span text:style-name="T2">Implementations</text:span></text:h>
      <text:p text:style-name="P5"><text:span text:style-name="T3">We have implemented both algorithms in a single file, vit.cpp, which implements vit.h. The HMM can be found in our repository as well, and is read dynamically into the program. Upon running the compiled program </text:span><text:span text:style-name="T4">the log</text:span><text:span text:style-name="T3"> algorithms will run on both of the given test-sequences and output the results. </text:span><text:span text:style-name="T4">The non-log algorithms will run on the small test-sequence and output the results. </text:span><text:span text:style-name="T3">The file is compiled using boost:</text:span></text:p>
      <text:p text:style-name="P5"><text:span text:style-name="T3">g++ -I &lt;path to boost&gt; vit.h -std=c++11 vit.cpp -o vit.o &amp;&amp; ./vit.o</text:span></text:p>
      <text:p text:style-name="P5"><text:span text:style-name="T3">The compiled file can be found in the repository as well, to avoid any </text:span><text:span text:style-name="T4">issues</text:span><text:span text:style-name="T3">.</text:span></text:p>
      <text:h text:style-name="P3" text:outline-level="2"><text:span text:style-name="T2">Output</text:span></text:h>
      <text:p text:style-name="P6"><text:span text:style-name="T5">Non-logarithmic implementation:</text:span></text:p>
      <text:p text:style-name="P6"><text:span text:style-name="T5">prob: 1.91143e-31</text:span></text:p>
      <text:p text:style-name="P6"><text:span text:style-name="T5">44444444444444444444444444442134432132132132132132</text:span></text:p>
      <text:p text:style-name="P6"><text:span text:style-name="T5">Logarithmic implementation:</text:span></text:p>
      <text:p text:style-name="P6"><text:span text:style-name="T5">prob: -74.1022 <text:s/>(6.57391e-33)</text:span></text:p>
      <text:p text:style-name="P6"><text:span text:style-name="T5">13213213213213213213213213213213213213213213213210</text:span></text:p>
      <text:p text:style-name="P6"><text:span text:style-name="T5">prob: -1430.23</text:span></text:p>
      <text:p text:style-name="P6"><text:span text:style-name="T5">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213</text:span><text:soft-page-break/><text:span text:style-name="T5">213213213213213213213213213213213213213213213213213213213213213213213213213213213213213213213213213213213213213213213213213213213213213213213213213213213213213213213213213213213213213213213213213213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889b" officeooo:paragraph-rsid="0009889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chine Learning 2014, project 1</text:p>
        <text:p text:style-name="MP1">Frederik Hansen, 20096365<text:line-break/>Julian Nielsen, 2009293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00:19:13.93</meta:creation-date>
    <dc:date>2014-02-25T00:01:44.86</dc:date>
    <meta:editing-duration>PT2H20M11S</meta:editing-duration>
    <meta:editing-cycles>6</meta:editing-cycles>
    <meta:generator>LibreOffice/4.0.3.3$Windows_x86 LibreOffice_project/0eaa50a932c8f2199a615e1eb30f7ac74279539</meta:generator>
    <meta:document-statistic meta:table-count="0" meta:image-count="0" meta:object-count="0" meta:page-count="2" meta:paragraph-count="18" meta:word-count="231" meta:character-count="2562" meta:non-whitespace-character-count="2348"/>
  </office:meta>
</office:document-meta>
</file>